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5.71pt"/>
    </style:style>
    <style:style style:name="co3" style:family="table-column">
      <style:table-column-properties fo:break-before="auto" style:column-width="131.19pt"/>
    </style:style>
    <style:style style:name="co4" style:family="table-column">
      <style:table-column-properties fo:break-before="auto" style:column-width="145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25.2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nara.getarchive.net/media/richard-nixon-and-john-f-kennedy-debate-in-chicago-while-being-televised-df6ec7" xlink:type="simple">https://nara.getarchive.net/media/richard-nixon-and-john-f-kennedy-debate-in-chicago-while-being-televised-df6ec7</text:a></text:p>
          </table:table-cell>
          <table:table-cell office:value-type="string" calcext:value-type="string">
            <text:p>The U.S. National Archives</text:p>
          </table:table-cell>
          <table:table-cell office:value-type="string" calcext:value-type="string">
            <text:p><text:a xlink:href="https://catalog.archives.gov/" xlink:type="simple">https://catalog.archives.gov/</text:a></text:p>
          </table:table-cell>
          <table:table-cell office:value-type="string" calcext:value-type="string">
            <text:p>No known copyright restrictions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https://cbsnews1.cbsistatic.com/hub/i/r/2002/12/04/45588d0e-a642-11e2-a3f0-029118418759/thumbnail/620x466/93efdda5023007adb5f0f80fb9cd4960/image531733.jpg</text:p>
          </table:table-cell>
          <table:table-cell office:value-type="string" calcext:value-type="string">
            <text:p>https://static01.nyt.com/images/2008/10/11/weekinreview/8870249.JPG?quality=75&amp;auto=webp&amp;disable=upscale</text:p>
          </table:table-cell>
          <table:table-cell table:number-columns-repeated="2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string" calcext:value-type="string">
            <text:p><text:a xlink:href="https://www.syracuse.com/resizer/JScHSEqK7BdE2N9XA_1HBLccM1Q=/1280x0/smart/cloudfront-us-east-1.images.arcpublishing.com/advancelocal/3TE6Z6IZJVAVHF6DKKK34UWMDA.JPG" xlink:type="simple">https://www.syracuse.com/resizer/JScHSEqK7BdE2N9XA_1HBLccM1Q=/1280x0/smart/cloudfront-us-east-1.images.arcpublishing.com/advancelocal/3TE6Z6IZJVAVHF6DKKK34UWMDA.JPG</text:a></text:p>
          </table:table-cell>
          <table:table-cell office:value-type="string" calcext:value-type="string">
            <text:p>Jimmy Carter and Ronald Reagan shake hands after debating in the Cleveland Music Hall on Oct. 28, 1980.  </text:p>
            <text:p>Madeline Drexler, AP</text:p>
          </table:table-cell>
          <table:table-cell table:number-columns-repeated="2"/>
        </table:table-row>
        <table:table-row table:style-name="ro3">
          <table:table-cell office:value-type="float" office:value="1984" calcext:value-type="float">
            <text:p>1984</text:p>
          </table:table-cell>
          <table:table-cell office:value-type="string" calcext:value-type="string">
            <text:p>Individuals are permitted to use C-SPAN video coverage of federal government events on a non-commercial public Internet site so long as C-SPAN is attributed as the source of the video.</text:p>
            <text:p/>
            <text:p>No permission is required.</text:p>
            <text:p>Federal government events include:</text:p>
            <text:p/>
            <text:p>    Congressional committee hearings</text:p>
            <text:p>    Executive agency hearings</text:p>
            <text:p>    Events at the White House</text:p>
            <text:p>    Congressional and Presidential Commissions</text:p>
            <text:p/>
            <text:p/>
          </table:table-cell>
          <table:table-cell office:value-type="string" calcext:value-type="string">
            <text:p><text:a xlink:href="https://www.c-span.org/about/copyrightsAndLicensing/" xlink:type="simple">https://www.c-span.org/about/copyrightsAndLicensing/</text:a></text:p>
          </table:table-cell>
          <table:table-cell table:number-columns-repeated="2"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string" calcext:value-type="string">
            <text:p><text:a xlink:href="https://media2.s-nbcnews.com/i/msnbc/2013_43/61661/ap8810131386_8a3f0a864b9f656a7cdd936e73235cb3.jpg" xlink:type="simple">https://media2.s-nbcnews.com/i/msnbc/2013_43/61661/ap8810131386_8a3f0a864b9f656a7cdd936e73235cb3.jpg</text:a></text:p>
          </table:table-cell>
          <table:table-cell office:value-type="string" calcext:value-type="string">
            <text:p>Creator: LENNOX MCLENDON | Credit: AP</text:p>
            <text:p>Copyright: AP1988</text:p>
          </table:table-cell>
          <table:table-cell office:value-type="string" calcext:value-type="string">
            <text:p><text:a xlink:href="http://www.apimages.com/Licenseterms" xlink:type="simple">http://www.apimages.com/Licenseterms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09:49:01.652660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09:49:04.422960277</meta:creation-date>
    <meta:editing-duration>PT22S</meta:editing-duration>
    <meta:editing-cycles>2</meta:editing-cycles>
    <meta:generator>LibreOffice/6.0.7.3$Linux_X86_64 LibreOffice_project/00m0$Build-3</meta:generator>
    <dc:date>2021-04-14T09:49:24.129984570</dc:date>
    <meta:document-statistic meta:table-count="1" meta:cell-count="18" meta:object-count="0"/>
  </office:meta>
</office:document-meta>
</file>